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'Segoe UI', Helvetica, Arial, 'Lucida Grande', sans-serif"/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1155cc" style:text-line-through-styl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fo:line-height="120%" style:writing-mode="lr-tb"/>
    </style:style>
    <style:style style:name="P4" style:family="paragraph" style:parent-style-name="Text_20_body">
      <style:text-properties fo:font-weight="normal"/>
    </style:style>
    <style:style style:name="P5" style:family="paragraph" style:parent-style-name="Text_20_body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</style:style>
    <style:style style:name="P6" style:family="paragraph" style:parent-style-name="Text_20_body" style:list-style-name="L1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3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4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7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9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0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2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6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in" fo:margin-bottom="0in" fo:line-height="120%" style:writing-mode="lr-tb"/>
      <style:text-properties style:font-name="Times New Roman" fo:font-size="12pt" style:font-size-asian="12pt" style:font-size-complex="12pt"/>
    </style:style>
    <style:style style:name="P16" style:family="paragraph" style:parent-style-name="Text_20_body" style:list-style-name="L2">
      <style:paragraph-properties fo:margin-top="0in" fo:margin-bottom="0in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5">
      <style:paragraph-properties fo:margin-top="0in" fo:margin-bottom="0in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8">
      <style:paragraph-properties fo:margin-top="0in" fo:margin-bottom="0in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1">
      <style:paragraph-properties fo:margin-top="0in" fo:margin-bottom="0in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font-name="Helvetica Neue" fo:font-size="9.75pt" fo:letter-spacing="normal" fo:font-style="normal" fo:font-weight="normal"/>
    </style:style>
    <style:style style:name="T3" style:family="text">
      <style:text-properties fo:font-variant="normal" fo:text-transform="none" fo:color="#000000" fo:font-size="9.75pt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1155cc" style:text-line-through-styl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ff2de8de-442f-8c6a-048f-1ba4c80e8b90"/>Welcome to QualitySoft Contact List!</text:p>
      <text:p text:style-name="Text_20_body"/>
      <text:p text:style-name="P1">Choose from the following options.</text:p>
      <text:list xml:id="list2401002043388277513" text:style-name="L1">
        <text:list-item>
          <text:p text:style-name="P6">Add Contact</text:p>
        </text:list-item>
        <text:list-item>
          <text:p text:style-name="P6">Print Contact List</text:p>
        </text:list-item>
        <text:list-item>
          <text:p text:style-name="P6">Retrieve Contact info by Last Name</text:p>
        </text:list-item>
        <text:list-item>
          <text:p text:style-name="P6">Quit</text:p>
        </text:list-item>
      </text:list>
      <text:p text:style-name="Text_20_body"/>
      <text:p text:style-name="P1">Your choice: 2</text:p>
      <text:p text:style-name="P1"/>
      <text:p text:style-name="P15"><text:span text:style-name="T4">Your Contact List is currently Empty.</text:span> </text:p>
      <text:p text:style-name="P15"/>
      <text:p text:style-name="P1">Choose from the following options.</text:p>
      <text:list xml:id="list8089425889412171767" text:style-name="L2">
        <text:list-item>
          <text:p text:style-name="P13">Add Contact</text:p>
        </text:list-item>
        <text:list-item>
          <text:p text:style-name="P16">Print Contact List</text:p>
        </text:list-item>
        <text:list-item>
          <text:p text:style-name="P16">Retrieve Contact info by Last Name</text:p>
        </text:list-item>
        <text:list-item>
          <text:p text:style-name="P16">Quit</text:p>
        </text:list-item>
      </text:list>
      <text:p text:style-name="P5"/>
      <text:p text:style-name="P1">Your choice: 1</text:p>
      <text:p text:style-name="Text_20_body"/>
      <text:p text:style-name="P1">You picked 1. Add Contact. (press ! to cancel adding Contact)</text:p>
      <text:p text:style-name="Text_20_body"/>
      <text:p text:style-name="P1">Last Name: </text:p>
      <text:p text:style-name="P1">New contact requires a Last Name. Please enter a Last Name: Lo</text:p>
      <text:p text:style-name="P1">First Name: Shu</text:p>
      <text:p text:style-name="P1">Address Line 1: 1234 First St.</text:p>
      <text:p text:style-name="P1">Address Line 2: #1</text:p>
      <text:p text:style-name="P1">City: San Jose</text:p>
      <text:p text:style-name="P1">State: CA</text:p>
      <text:p text:style-name="P1">Zip: 95125</text:p>
      <text:p text:style-name="P1">email: shulo.com</text:p>
      <text:p text:style-name="P3"><text:span text:style-name="T1">Please enter valid email: </text:span><text:a xlink:type="simple" xlink:href="mailto:shulo@home.com">shu@home.com</text:a></text:p>
      <text:p text:style-name="P1">Phone: 408123</text:p>
      <text:p text:style-name="P1">Please enter valid Phone: 4081234567</text:p>
      <text:p text:style-name="P1">Note: CS 1A, Java -Winter 2016</text:p>
      <text:p text:style-name="Text_20_body"/>
      <text:p text:style-name="P1">Choose from the following options.</text:p>
      <text:list xml:id="list4126617086183592464" text:style-name="L3">
        <text:list-item>
          <text:p text:style-name="P7">Add Contact</text:p>
        </text:list-item>
        <text:list-item>
          <text:p text:style-name="P7">Print Contact List</text:p>
        </text:list-item>
        <text:list-item>
          <text:p text:style-name="P7">Retrieve Contact info by Last Name</text:p>
        </text:list-item>
        <text:list-item>
          <text:p text:style-name="P7">Quit</text:p>
        </text:list-item>
      </text:list>
      <text:p text:style-name="Text_20_body"/>
      <text:p text:style-name="P1">Your choice: 1</text:p>
      <text:p text:style-name="Text_20_body"/>
      <text:p text:style-name="P1">Last Name: Kim</text:p>
      <text:p text:style-name="P1">First Name: </text:p>
      <text:p text:style-name="P1">New contact requires a first name. Please enter a First Name: Namjun</text:p>
      <text:p text:style-name="P1">Address Line 1: 1234 Second St.</text:p>
      <text:p text:style-name="P1">Address Line 2: #1</text:p>
      <text:p text:style-name="P1">City: San Jose</text:p>
      <text:p text:style-name="P1">State: CA</text:p>
      <text:p text:style-name="P1">Zip: 95126</text:p>
      <text:p text:style-name="P1">email: Namjun@home.com</text:p>
      <text:p text:style-name="P1">Phone: 4081230987</text:p>
      <text:p text:style-name="P1">Note: CS 1A, Java -Winter 2016</text:p>
      <text:p text:style-name="Text_20_body"/>
      <text:p text:style-name="P1">Choose from the following options.</text:p>
      <text:list xml:id="list1787628579466955788" text:style-name="L4">
        <text:list-item>
          <text:p text:style-name="P8">Add Contact</text:p>
        </text:list-item>
        <text:list-item>
          <text:p text:style-name="P8">Print Contact List</text:p>
        </text:list-item>
        <text:list-item>
          <text:p text:style-name="P8">Retrieve Contact info by Last Name</text:p>
        </text:list-item>
        <text:list-item>
          <text:p text:style-name="P8">Quit</text:p>
        </text:list-item>
      </text:list>
      <text:p text:style-name="Text_20_body"/>
      <text:p text:style-name="P1">Your choice: 1</text:p>
      <text:p text:style-name="Text_20_body"/>
      <text:p text:style-name="P1">Last Name: Jayasinha</text:p>
      <text:p text:style-name="P1">First Name: Kushlani</text:p>
      <text:p text:style-name="P1">Address Line 1: 1234 Third St.</text:p>
      <text:p text:style-name="P1">Address Line 2: #1</text:p>
      <text:p text:style-name="P1">City: San Jose</text:p>
      <text:p text:style-name="P1">State: CA</text:p>
      <text:p text:style-name="P1">Zip: 95128</text:p>
      <text:p text:style-name="P1">email: Kushlani@home.com</text:p>
      <text:p text:style-name="P1">Phone: 4081230000</text:p>
      <text:p text:style-name="P1">Note: CS 1A, Java -Winter 2016</text:p>
      <text:p text:style-name="Text_20_body"/>
      <text:p text:style-name="P1">Choose from the following options.</text:p>
      <text:list xml:id="list5845944639678447541" text:style-name="L5">
        <text:list-item>
          <text:p text:style-name="P17">Add Contact</text:p>
        </text:list-item>
        <text:list-item>
          <text:p text:style-name="P17">Print Contact List</text:p>
        </text:list-item>
        <text:list-item>
          <text:p text:style-name="P17">Retrieve Contact info by Last Name</text:p>
        </text:list-item>
        <text:list-item>
          <text:p text:style-name="P17">Quit</text:p>
        </text:list-item>
      </text:list>
      <text:p text:style-name="Text_20_body"/>
      <text:p text:style-name="P1">Your choice: 1</text:p>
      <text:p text:style-name="Text_20_body"/>
      <text:p text:style-name="P1">Last Name: Lane</text:p>
      <text:p text:style-name="P1">First Name: Chris</text:p>
      <text:p text:style-name="P1">Address Line 1:</text:p>
      <text:p text:style-name="P1">Address Line 2:</text:p>
      <text:p text:style-name="P1">City: San Jose</text:p>
      <text:p text:style-name="P1">State:</text:p>
      <text:p text:style-name="P1">Zip:</text:p>
      <text:p text:style-name="P1">email: Chris@home.com</text:p>
      <text:p text:style-name="P1">Phone:</text:p>
      <text:p text:style-name="P1">Note:</text:p>
      <text:p text:style-name="P1"/>
      <text:p text:style-name="P1">Choose from the following options.</text:p>
      <text:list xml:id="list4575522951368751041" text:style-name="L6">
        <text:list-item>
          <text:p text:style-name="P14">Add Contact</text:p>
        </text:list-item>
        <text:list-item>
          <text:p text:style-name="P14">Print Contact List</text:p>
        </text:list-item>
        <text:list-item>
          <text:p text:style-name="P14">Retrieve Contact info by Last Name</text:p>
        </text:list-item>
        <text:list-item>
          <text:p text:style-name="P14">Quit</text:p>
        </text:list-item>
      </text:list>
      <text:p text:style-name="Text_20_body"/>
      <text:p text:style-name="P1">Your choice: 1</text:p>
      <text:p text:style-name="Text_20_body"/>
      <text:p text:style-name="P1">Last Name: fish</text:p>
      <text:p text:style-name="P1">First Name: swim</text:p>
      <text:p text:style-name="P1">Address Line 1:</text:p>
      <text:p text:style-name="P1">Address Line 2:</text:p>
      <text:p text:style-name="P1">City: San Jose</text:p>
      <text:p text:style-name="P1">State:</text:p>
      <text:p text:style-name="P1">Zip:</text:p>
      <text:p text:style-name="P1">email: swim.fish@ocean.com </text:p>
      <text:p text:style-name="P1">Phone:</text:p>
      <text:p text:style-name="P1">Note:</text:p>
      <text:p text:style-name="Text_20_body"/>
      <text:p text:style-name="P1">Choose from the following options.</text:p>
      <text:list xml:id="list2986112870654456972" text:style-name="L7">
        <text:list-item>
          <text:p text:style-name="P9">Add Contact</text:p>
        </text:list-item>
        <text:list-item>
          <text:p text:style-name="P9">Print Contact List</text:p>
        </text:list-item>
        <text:list-item>
          <text:p text:style-name="P9">Retrieve Contact info by Last Name</text:p>
        </text:list-item>
        <text:list-item>
          <text:p text:style-name="P9">Quit</text:p>
        </text:list-item>
      </text:list>
      <text:p text:style-name="Text_20_body"/>
      <text:p text:style-name="P1">Your choice: 2</text:p>
      <text:p text:style-name="Text_20_body"/>
      <text:p text:style-name="P1">Shu Lo</text:p>
      <text:p text:style-name="P1">1234 First St. #1</text:p>
      <text:p text:style-name="P1">San Jose, CA 95125</text:p>
      <text:p text:style-name="P3"><text:span text:style-name="T1">email: </text:span><text:a xlink:type="simple" xlink:href="mailto:Shu@home.com">shu@home.com</text:a></text:p>
      <text:p text:style-name="P1">Phone: (408) 123-4567</text:p>
      <text:p text:style-name="P1">Note: CS 1A, Java -Winter 2016</text:p>
      <text:p text:style-name="Text_20_body"/>
      <text:p text:style-name="P1">Namjun Kim</text:p>
      <text:p text:style-name="P1">1234 Second St. #1</text:p>
      <text:p text:style-name="P1">San Jose, CA 95126</text:p>
      <text:p text:style-name="P3"><text:span text:style-name="T1">email: </text:span><text:a xlink:type="simple" xlink:href="mailto:Namjun@home.com">Namjun@home.com</text:a></text:p>
      <text:p text:style-name="P1">Phone: (408) 123-0987</text:p>
      <text:p text:style-name="P1">Note: CS 1A, Java -Winter 2016</text:p>
      <text:p text:style-name="Text_20_body"/>
      <text:p text:style-name="P1">Kushlani Jayasinha</text:p>
      <text:p text:style-name="P1">1234 Third St. #1</text:p>
      <text:p text:style-name="P1">San Jose, CA 95128</text:p>
      <text:p text:style-name="P3"><text:span text:style-name="T1">email: </text:span><text:a xlink:type="simple" xlink:href="mailto:Kushlani@home.com">Kushlani@home.com</text:a></text:p>
      <text:p text:style-name="P1">Phone: (408) 123-0000</text:p>
      <text:p text:style-name="P1">Note: CS 1A, Java -Winter 2016</text:p>
      <text:p text:style-name="Text_20_body"/>
      <text:p text:style-name="P1">Chris Lane</text:p>
      <text:p text:style-name="P3"><text:span text:style-name="T1">email: </text:span><text:a xlink:type="simple" xlink:href="mailto:Chris@home.com"><text:span text:style-name="T5">Chris@home.com</text:span></text:a></text:p>
      <text:p text:style-name="P2"/>
      <text:p text:style-name="P1">swim fish</text:p>
      <text:p text:style-name="P3"><text:span text:style-name="T1">email: </text:span><text:a xlink:type="simple" xlink:href="mailto:swim.fish@ocean.com">swim.fish@ocean.com</text:a></text:p>
      <text:p text:style-name="P1"/>
      <text:p text:style-name="P1">Choose from the following options.</text:p>
      <text:list xml:id="list7389782379067403449" text:style-name="L8">
        <text:list-item>
          <text:p text:style-name="P18">Add Contact</text:p>
        </text:list-item>
        <text:list-item>
          <text:p text:style-name="P18">Print Contact List</text:p>
        </text:list-item>
        <text:list-item>
          <text:p text:style-name="P18">Retrieve Contact info by Last Name</text:p>
        </text:list-item>
        <text:list-item>
          <text:p text:style-name="P18">Quit</text:p>
        </text:list-item>
      </text:list>
      <text:p text:style-name="Text_20_body"/>
      <text:p text:style-name="P1">Your choice: 1</text:p>
      <text:p text:style-name="Text_20_body"/>
      <text:p text:style-name="P1">Last Name: Xavr</text:p>
      <text:p text:style-name="P1">First Name: Lyon</text:p>
      <text:p text:style-name="P1">Address Line 1: !</text:p>
      <text:p text:style-name="Text_20_body"/>
      <text:p text:style-name="P1">Contact was not added to the list.</text:p>
      <text:p text:style-name="Text_20_body"/>
      <text:p text:style-name="P1">Choose from the following options.</text:p>
      <text:list xml:id="list4770509266620933156" text:style-name="L9">
        <text:list-item>
          <text:p text:style-name="P10">Add Contact</text:p>
        </text:list-item>
        <text:list-item>
          <text:p text:style-name="P10">Print Contact List</text:p>
        </text:list-item>
        <text:list-item>
          <text:p text:style-name="P10">Retrieve Contact info by Last Name</text:p>
        </text:list-item>
        <text:list-item>
          <text:p text:style-name="P10">Quit</text:p>
        </text:list-item>
      </text:list>
      <text:p text:style-name="Text_20_body"/>
      <text:p text:style-name="P1">Your choice: 3</text:p>
      <text:p text:style-name="Text_20_body"/>
      <text:p text:style-name="P1">Last Name: Kim</text:p>
      <text:p text:style-name="Text_20_body"/>
      <text:p text:style-name="P1">Namjun Kim</text:p>
      <text:p text:style-name="P1">1234 Second St. #1</text:p>
      <text:p text:style-name="P1">San Jose, CA 95126</text:p>
      <text:p text:style-name="P3"><text:span text:style-name="T1">email: </text:span><text:a xlink:type="simple" xlink:href="mailto:Namjun@home.com">Namjun@home.com</text:a></text:p>
      <text:p text:style-name="P1">Phone: (408) 123-0987</text:p>
      <text:p text:style-name="P1">Note: CS 1A, Java -Winter 2016</text:p>
      <text:p text:style-name="Text_20_body"/>
      <text:p text:style-name="P1">Choose from the following options.</text:p>
      <text:list xml:id="list5896862886719369567" text:style-name="L10">
        <text:list-item>
          <text:p text:style-name="P11">Add Contact</text:p>
        </text:list-item>
        <text:list-item>
          <text:p text:style-name="P11">Print Contact List</text:p>
        </text:list-item>
        <text:list-item>
          <text:p text:style-name="P11">Retrieve Contact info by Last Name</text:p>
        </text:list-item>
        <text:list-item>
          <text:p text:style-name="P11">Quit</text:p>
        </text:list-item>
      </text:list>
      <text:p text:style-name="Text_20_body"/>
      <text:p text:style-name="P1">Your choice: 4</text:p>
      <text:p text:style-name="Text_20_body"/>
      <text:p text:style-name="P1">Saving the Contact List...</text:p>
      <text:p text:style-name="P1">Goodbye!</text:p>
      <text:p text:style-name="Text_20_body"/>
      <text:p text:style-name="P1">Welcome to QualitySoft Contact List!</text:p>
      <text:p text:style-name="Text_20_body"/>
      <text:p text:style-name="P1">You have 5 people in your Contact List!</text:p>
      <text:p text:style-name="Text_20_body"/>
      <text:p text:style-name="P1">Choose from the following options.</text:p>
      <text:list xml:id="list9179189714103915473" text:style-name="L11">
        <text:list-item>
          <text:p text:style-name="P19">Add Contact</text:p>
        </text:list-item>
        <text:list-item>
          <text:p text:style-name="P19">Print Contact List</text:p>
        </text:list-item>
        <text:list-item>
          <text:p text:style-name="P19">Retrieve Contact info by Last Name</text:p>
        </text:list-item>
        <text:list-item>
          <text:p text:style-name="P19">Quit</text:p>
        </text:list-item>
      </text:list>
      <text:p text:style-name="Text_20_body"/>
      <text:p text:style-name="P1">Your choice: 4</text:p>
      <text:p text:style-name="P1"><text:s/></text:p>
      <text:p text:style-name="P1">Saving the Contact List...</text:p>
      <text:p text:style-name="P1">Goodbye!</text:p>
      <text:p text:style-name="P4"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'Segoe UI', Helvetica, Arial, 'Lucida Grande', sans-serif"/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xhlani Jayasinya</meta:initial-creator>
    <meta:creation-date>2016-03-04T16:31:34.36</meta:creation-date>
    <dc:date>2016-03-14T21:08:02.17</dc:date>
    <dc:creator>Kuxhlani Jayasinya</dc:creator>
    <meta:editing-duration>P3DT2H47M38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1" meta:paragraph-count="164" meta:word-count="594" meta:character-count="3258"/>
  </office:meta>
</office:document-meta>
</file>